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06" style:family="paragraph" style:parent-style-name="Standard" style:list-style-name="L10">
      <style:text-properties officeooo:paragraph-rsid="0030c406"/>
    </style:style>
    <style:style style:name="P107" style:family="paragraph" style:parent-style-name="Standard" style:list-style-name="L10">
      <style:text-properties officeooo:paragraph-rsid="00354618"/>
    </style:style>
    <style:style style:name="P108" style:family="paragraph" style:parent-style-name="Standard" style:list-style-name="L10">
      <style:text-properties officeooo:paragraph-rsid="00370f83"/>
    </style:style>
    <style:style style:name="P109" style:family="paragraph" style:parent-style-name="Standard" style:list-style-name="L10">
      <style:text-properties officeooo:paragraph-rsid="003ac64b"/>
    </style:style>
    <style:style style:name="P110" style:family="paragraph" style:parent-style-name="Standard" style:list-style-name="L10">
      <style:text-properties officeooo:paragraph-rsid="004203a3"/>
    </style:style>
    <style:style style:name="P111" style:family="paragraph" style:parent-style-name="Standard" style:list-style-name="L10">
      <style:text-properties officeooo:paragraph-rsid="0043c249"/>
    </style:style>
    <style:style style:name="P112" style:family="paragraph" style:parent-style-name="Standard" style:list-style-name="L10">
      <style:text-properties officeooo:paragraph-rsid="00473b51"/>
    </style:style>
    <style:style style:name="P113" style:family="paragraph" style:parent-style-name="Standard" style:list-style-name="L10">
      <style:text-properties officeooo:paragraph-rsid="004aafba"/>
    </style:style>
    <style:style style:name="P114" style:family="paragraph" style:parent-style-name="Standard" style:list-style-name="L10">
      <style:text-properties officeooo:paragraph-rsid="004e6e89"/>
    </style:style>
    <style:style style:name="P115" style:family="paragraph" style:parent-style-name="Standard" style:list-style-name="L10">
      <style:text-properties officeooo:paragraph-rsid="0054f650"/>
    </style:style>
    <style:style style:name="P116" style:family="paragraph" style:parent-style-name="Standard" style:list-style-name="L10">
      <style:text-properties officeooo:rsid="00571589" officeooo:paragraph-rsid="0054f650"/>
    </style:style>
    <style:style style:name="P11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1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2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2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2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2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2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2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2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2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2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3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Heading_20_1" style:master-page-name="Cos">
      <style:paragraph-properties fo:text-align="center" style:justify-single-word="false" style:page-number="auto"/>
    </style:style>
    <style:style style:name="P143" style:family="paragraph" style:parent-style-name="Heading_20_1">
      <style:paragraph-properties fo:break-before="page"/>
      <style:text-properties officeooo:rsid="002e6a31" officeooo:paragraph-rsid="002e6a31"/>
    </style:style>
    <style:style style:name="P144" style:family="paragraph" style:parent-style-name="Heading_20_2">
      <style:text-properties officeooo:rsid="0026b597" officeooo:paragraph-rsid="002e6a31"/>
    </style:style>
    <style:style style:name="P145" style:family="paragraph" style:parent-style-name="Heading_20_2">
      <style:paragraph-properties fo:break-before="page"/>
      <style:text-properties officeooo:rsid="0026b597" officeooo:paragraph-rsid="002b129f"/>
    </style:style>
    <style:style style:name="P146" style:family="paragraph" style:parent-style-name="Heading_20_2">
      <style:paragraph-properties fo:break-before="page"/>
      <style:text-properties officeooo:rsid="0026b597" officeooo:paragraph-rsid="002c3bd6"/>
    </style:style>
    <style:style style:name="P147" style:family="paragraph" style:parent-style-name="Heading_20_2">
      <style:paragraph-properties fo:break-before="page"/>
      <style:text-properties officeooo:rsid="0026b597" officeooo:paragraph-rsid="0030c406"/>
    </style:style>
    <style:style style:name="P148" style:family="paragraph" style:parent-style-name="Heading_20_2">
      <style:paragraph-properties fo:break-before="page"/>
      <style:text-properties officeooo:rsid="0026b597" officeooo:paragraph-rsid="00354618"/>
    </style:style>
    <style:style style:name="P149" style:family="paragraph" style:parent-style-name="Heading_20_2">
      <style:paragraph-properties fo:break-before="page"/>
      <style:text-properties officeooo:rsid="0026b597" officeooo:paragraph-rsid="00370f83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5" style:family="paragraph" style:parent-style-name="Heading_20_2">
      <style:paragraph-properties fo:break-before="page"/>
      <style:text-properties officeooo:rsid="004e6e89" officeooo:paragraph-rsid="004e6e89"/>
    </style:style>
    <style:style style:name="P156" style:family="paragraph" style:parent-style-name="Heading_20_2">
      <style:paragraph-properties fo:break-before="page"/>
      <style:text-properties officeooo:rsid="004e6e89" officeooo:paragraph-rsid="0054f650"/>
    </style:style>
    <style:style style:name="P157" style:family="paragraph" style:parent-style-name="Text_20_body" style:list-style-name="L1">
      <style:text-properties officeooo:paragraph-rsid="002b129f"/>
    </style:style>
    <style:style style:name="P158" style:family="paragraph" style:parent-style-name="Text_20_body" style:list-style-name="L1">
      <style:text-properties officeooo:paragraph-rsid="002c3bd6"/>
    </style:style>
    <style:style style:name="P159" style:family="paragraph" style:parent-style-name="Text_20_body" style:list-style-name="L1">
      <style:text-properties officeooo:rsid="0103ba70" officeooo:paragraph-rsid="0026b597"/>
    </style:style>
    <style:style style:name="P160" style:family="paragraph" style:parent-style-name="Text_20_body" style:list-style-name="L7"/>
    <style:style style:name="P161" style:family="paragraph" style:parent-style-name="Text_20_body" style:list-style-name="L9"/>
    <style:style style:name="P162" style:family="paragraph" style:parent-style-name="Text_20_body" style:list-style-name="L2">
      <style:paragraph-properties fo:margin-top="0cm" fo:margin-bottom="0cm" loext:contextual-spacing="false"/>
    </style:style>
    <style:style style:name="P163" style:family="paragraph" style:parent-style-name="Text_20_body" style:list-style-name="L3">
      <style:paragraph-properties fo:margin-top="0cm" fo:margin-bottom="0cm" loext:contextual-spacing="false"/>
    </style:style>
    <style:style style:name="P164" style:family="paragraph" style:parent-style-name="Text_20_body" style:list-style-name="L4">
      <style:paragraph-properties fo:margin-top="0cm" fo:margin-bottom="0cm" loext:contextual-spacing="false"/>
    </style:style>
    <style:style style:name="P165" style:family="paragraph" style:parent-style-name="Text_20_body" style:list-style-name="L5">
      <style:paragraph-properties fo:margin-top="0cm" fo:margin-bottom="0cm" loext:contextual-spacing="false"/>
    </style:style>
    <style:style style:name="P166" style:family="paragraph" style:parent-style-name="Text_20_body" style:list-style-name="L6">
      <style:paragraph-properties fo:margin-top="0cm" fo:margin-bottom="0cm" loext:contextual-spacing="false"/>
    </style:style>
    <style:style style:name="P1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fo:color="#7f0055" style:font-name="Consolas" fo:font-size="10pt" fo:font-weight="bold" style:font-size-asian="10pt" style:font-weight-asian="bold"/>
    </style:style>
    <style:style style:name="T46" style:family="text">
      <style:text-properties fo:color="#4000c8" style:font-name="Consolas" fo:font-size="10pt" fo:font-weight="bold" style:font-size-asian="10pt" style:font-weight-asian="bold"/>
    </style:style>
    <style:style style:name="T47" style:family="text">
      <style:text-properties style:font-name="Consolas" fo:font-size="10pt" style:font-size-asian="10pt"/>
    </style:style>
    <style:style style:name="T48" style:family="text">
      <style:text-properties officeooo:rsid="005dcbba"/>
    </style:style>
    <style:style style:name="T49" style:family="text">
      <style:text-properties officeooo:rsid="00611234"/>
    </style:style>
    <style:style style:name="T50" style:family="text">
      <style:text-properties officeooo:rsid="0064fc5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5">Control de versions d'HELIUM</text:p>
      <text:p text:style-name="P81"><text:span text:style-name="T49">10</text:span> d<text:span text:style-name="T22">e juliol </text:span>de <text:span text:style-name="T2">2019</text:span></text:p>
      <text:p text:style-name="P82">Serveis d’Administració Electrònica en el Govern de les Illes Balears</text:p>
      <text:p text:style-name="P83">Lot 3 (Serveis de tramitació d’expedients electrònics)</text:p>
      <text:p text:style-name="P83"/>
      <text:p text:style-name="P83"/>
      <text:p text:style-name="P83"/>
      <text:p text:style-name="P83"/>
      <text:p text:style-name="P84">Oficina Tècnica de Direcció de Projecte</text:p>
      <text:list xml:id="list2362830737" text:style-name="Outline">
        <text:list-header>
          <text:h text:style-name="P1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7">Data</text:p>
          </table:table-cell>
          <table:table-cell table:style-name="Taula1.B2" office:value-type="string">
            <text:p text:style-name="P88">Autor</text:p>
          </table:table-cell>
          <table:table-cell table:style-name="Taula1.B2" office:value-type="string">
            <text:p text:style-name="P88">Versió</text:p>
          </table:table-cell>
          <table:table-cell table:style-name="Taula1.D2" office:value-type="string">
            <text:p text:style-name="P88">Canvis</text:p>
          </table:table-cell>
        </table:table-row>
        <table:table-row table:style-name="Taula1.1">
          <table:table-cell table:style-name="Taula1.A3" office:value-type="string">
            <text:p text:style-name="P89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0">Limit Tecnologies</text:p>
          </table:table-cell>
          <table:table-cell table:style-name="Taula1.C3" office:value-type="string">
            <text:p text:style-name="P89">v1.0</text:p>
          </table:table-cell>
          <table:table-cell table:style-name="Taula1.D3" office:value-type="string">
            <text:p text:style-name="P89">Versió inicial</text:p>
          </table:table-cell>
        </table:table-row>
        <table:table-row table:style-name="Taula1.1">
          <table:table-cell table:style-name="Taula1.A4" office:value-type="string">
            <text:p text:style-name="P91"/>
          </table:table-cell>
          <table:table-cell table:style-name="Taula1.B4" office:value-type="string">
            <text:p text:style-name="P91"/>
          </table:table-cell>
          <table:table-cell table:style-name="Taula1.C4" office:value-type="string">
            <text:p text:style-name="P91"/>
          </table:table-cell>
          <table:table-cell table:style-name="Taula1.D4" office:value-type="string">
            <text:p text:style-name="P91"/>
          </table:table-cell>
        </table:table-row>
        <table:table-row table:style-name="Taula1.1">
          <table:table-cell table:style-name="Taula1.A5" office:value-type="string">
            <text:p text:style-name="P91"/>
          </table:table-cell>
          <table:table-cell table:style-name="Taula1.B5" office:value-type="string">
            <text:p text:style-name="P91"/>
          </table:table-cell>
          <table:table-cell table:style-name="Taula1.C5" office:value-type="string">
            <text:p text:style-name="P91"/>
          </table:table-cell>
          <table:table-cell table:style-name="Taula1.D5" office:value-type="string">
            <text:p text:style-name="P91"/>
          </table:table-cell>
        </table:table-row>
        <table:table-row table:style-name="Taula1.1">
          <table:table-cell table:style-name="Taula1.A6" office:value-type="string">
            <text:p text:style-name="P91"/>
          </table:table-cell>
          <table:table-cell table:style-name="Taula1.B6" office:value-type="string">
            <text:p text:style-name="P91"/>
          </table:table-cell>
          <table:table-cell table:style-name="Taula1.C6" office:value-type="string">
            <text:p text:style-name="P91"/>
          </table:table-cell>
          <table:table-cell table:style-name="Taula1.D6" office:value-type="string">
            <text:p text:style-name="P9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7">Nom</text:p>
          </table:table-cell>
          <table:table-cell table:style-name="Taula2.B2" office:value-type="string">
            <text:p text:style-name="P88">Data</text:p>
          </table:table-cell>
          <table:table-cell table:style-name="Taula2.C2" office:value-type="string">
            <text:p text:style-name="P88">Àrea, departament o empresa</text:p>
          </table:table-cell>
        </table:table-row>
        <table:table-row table:style-name="Taula2.1">
          <table:table-cell table:style-name="Taula2.A3" office:value-type="string">
            <text:p text:style-name="P89"/>
          </table:table-cell>
          <table:table-cell table:style-name="Taula2.B3" office:value-type="string">
            <text:p text:style-name="P89"/>
          </table:table-cell>
          <table:table-cell table:style-name="Taula2.C3" office:value-type="string">
            <text:p text:style-name="P89"/>
          </table:table-cell>
        </table:table-row>
        <table:table-row table:style-name="Taula2.1">
          <table:table-cell table:style-name="Taula2.A4" office:value-type="string">
            <text:p text:style-name="P91"/>
          </table:table-cell>
          <table:table-cell table:style-name="Taula2.B4" office:value-type="string">
            <text:p text:style-name="P91"/>
          </table:table-cell>
          <table:table-cell table:style-name="Taula2.C4" office:value-type="string">
            <text:p text:style-name="P91"/>
          </table:table-cell>
        </table:table-row>
        <table:table-row table:style-name="Taula2.1">
          <table:table-cell table:style-name="Taula2.A5" office:value-type="string">
            <text:p text:style-name="P91"/>
          </table:table-cell>
          <table:table-cell table:style-name="Taula2.B5" office:value-type="string">
            <text:p text:style-name="P91"/>
          </table:table-cell>
          <table:table-cell table:style-name="Taula2.C5" office:value-type="string">
            <text:p text:style-name="P91"/>
          </table:table-cell>
        </table:table-row>
        <table:table-row table:style-name="Taula2.1">
          <table:table-cell table:style-name="Taula2.A6" office:value-type="string">
            <text:p text:style-name="P91"/>
          </table:table-cell>
          <table:table-cell table:style-name="Taula2.B6" office:value-type="string">
            <text:p text:style-name="P91"/>
          </table:table-cell>
          <table:table-cell table:style-name="Taula2.C6" office:value-type="string">
            <text:p text:style-name="P9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7">Nom</text:p>
          </table:table-cell>
          <table:table-cell table:style-name="Taula3.B2" office:value-type="string">
            <text:p text:style-name="P88">Data</text:p>
          </table:table-cell>
          <table:table-cell table:style-name="Taula3.C2" office:value-type="string">
            <text:p text:style-name="P88">Àrea, departament o empresa</text:p>
          </table:table-cell>
        </table:table-row>
        <table:table-row table:style-name="Taula3.1">
          <table:table-cell table:style-name="Taula3.A3" office:value-type="string">
            <text:p text:style-name="P89"/>
          </table:table-cell>
          <table:table-cell table:style-name="Taula3.B3" office:value-type="string">
            <text:p text:style-name="P89"/>
          </table:table-cell>
          <table:table-cell table:style-name="Taula3.C3" office:value-type="string">
            <text:p text:style-name="P89"/>
          </table:table-cell>
        </table:table-row>
        <table:table-row table:style-name="Taula3.1">
          <table:table-cell table:style-name="Taula3.A4" office:value-type="string">
            <text:p text:style-name="P91"/>
          </table:table-cell>
          <table:table-cell table:style-name="Taula3.B4" office:value-type="string">
            <text:p text:style-name="P91"/>
          </table:table-cell>
          <table:table-cell table:style-name="Taula3.C4" office:value-type="string">
            <text:p text:style-name="P91"/>
          </table:table-cell>
        </table:table-row>
        <table:table-row table:style-name="Taula3.1">
          <table:table-cell table:style-name="Taula3.A5" office:value-type="string">
            <text:p text:style-name="P91"/>
          </table:table-cell>
          <table:table-cell table:style-name="Taula3.B5" office:value-type="string">
            <text:p text:style-name="P91"/>
          </table:table-cell>
          <table:table-cell table:style-name="Taula3.C5" office:value-type="string">
            <text:p text:style-name="P91"/>
          </table:table-cell>
        </table:table-row>
        <table:table-row table:style-name="Taula3.1">
          <table:table-cell table:style-name="Taula3.A6" office:value-type="string">
            <text:p text:style-name="P91"/>
          </table:table-cell>
          <table:table-cell table:style-name="Taula3.B6" office:value-type="string">
            <text:p text:style-name="P91"/>
          </table:table-cell>
          <table:table-cell table:style-name="Taula3.C6" office:value-type="string">
            <text:p text:style-name="P9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7">Nom</text:p>
          </table:table-cell>
          <table:table-cell table:style-name="Taula6.B2" office:value-type="string">
            <text:p text:style-name="P88">Àrea, departament o empresa</text:p>
          </table:table-cell>
          <table:table-cell table:style-name="Taula6.C2" office:value-type="string">
            <text:p text:style-name="P88">Correu electrònic</text:p>
          </table:table-cell>
        </table:table-row>
        <table:table-row table:style-name="Taula6.1">
          <table:table-cell table:style-name="Taula6.A3" office:value-type="string">
            <text:p text:style-name="P89"/>
          </table:table-cell>
          <table:table-cell table:style-name="Taula6.B3" office:value-type="string">
            <text:p text:style-name="P89"/>
          </table:table-cell>
          <table:table-cell table:style-name="Taula6.C3" office:value-type="string">
            <text:p text:style-name="P89"/>
          </table:table-cell>
        </table:table-row>
        <table:table-row table:style-name="Taula6.1">
          <table:table-cell table:style-name="Taula6.A4" office:value-type="string">
            <text:p text:style-name="P91"/>
          </table:table-cell>
          <table:table-cell table:style-name="Taula6.B4" office:value-type="string">
            <text:p text:style-name="P91"/>
          </table:table-cell>
          <table:table-cell table:style-name="Taula6.C4" office:value-type="string">
            <text:p text:style-name="P91"/>
          </table:table-cell>
        </table:table-row>
        <table:table-row table:style-name="Taula6.1">
          <table:table-cell table:style-name="Taula6.A5" office:value-type="string">
            <text:p text:style-name="P91"/>
          </table:table-cell>
          <table:table-cell table:style-name="Taula6.B5" office:value-type="string">
            <text:p text:style-name="P91"/>
          </table:table-cell>
          <table:table-cell table:style-name="Taula6.C5" office:value-type="string">
            <text:p text:style-name="P91"/>
          </table:table-cell>
        </table:table-row>
        <table:table-row table:style-name="Taula6.1">
          <table:table-cell table:style-name="Taula6.A6" office:value-type="string">
            <text:p text:style-name="P91"/>
          </table:table-cell>
          <table:table-cell table:style-name="Taula6.B6" office:value-type="string">
            <text:p text:style-name="P91"/>
          </table:table-cell>
          <table:table-cell table:style-name="Taula6.C6" office:value-type="string">
            <text:p text:style-name="P9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21421_3940995463" text:style-name="Index_20_Link" text:visited-style-name="Index_20_Link">Control de versions del document<text:tab/>2</text:a></text:p>
          <text:p text:style-name="P103"><text:a xlink:type="simple" xlink:href="#__RefHeading___Toc21295_3940995463" text:style-name="Index_20_Link" text:visited-style-name="Index_20_Link">1. Històric de versions<text:tab/>4</text:a></text:p>
          <text:p text:style-name="P102"><text:a xlink:type="simple" xlink:href="#__RefHeading___Toc19787_3508694843" text:style-name="Index_20_Link" text:visited-style-name="Index_20_Link">1.1. v3.2.96<text:tab/>4</text:a></text:p>
          <text:p text:style-name="P102"><text:a xlink:type="simple" xlink:href="#__RefHeading___Toc38092_687897089" text:style-name="Index_20_Link" text:visited-style-name="Index_20_Link">1.2. v3.2.97<text:tab/>5</text:a></text:p>
          <text:p text:style-name="P102"><text:a xlink:type="simple" xlink:href="#__RefHeading___Toc38377_14971827" text:style-name="Index_20_Link" text:visited-style-name="Index_20_Link">1.3. v3.2.98<text:tab/>6</text:a></text:p>
          <text:p text:style-name="P102"><text:a xlink:type="simple" xlink:href="#__RefHeading___Toc18081_506569814" text:style-name="Index_20_Link" text:visited-style-name="Index_20_Link">1.4. v3.2.99<text:tab/>7</text:a></text:p>
          <text:p text:style-name="P102"><text:a xlink:type="simple" xlink:href="#__RefHeading___Toc18081_5065698141" text:style-name="Index_20_Link" text:visited-style-name="Index_20_Link">1.5. v3.2.100<text:tab/>8</text:a></text:p>
          <text:p text:style-name="P102"><text:a xlink:type="simple" xlink:href="#__RefHeading___Toc77409_61972128" text:style-name="Index_20_Link" text:visited-style-name="Index_20_Link">1.6. v3.2.101<text:tab/>9</text:a></text:p>
          <text:p text:style-name="P102"><text:a xlink:type="simple" xlink:href="#__RefHeading___Toc16729_526703748" text:style-name="Index_20_Link" text:visited-style-name="Index_20_Link">1.7. v3.2.102<text:tab/>10</text:a></text:p>
          <text:p text:style-name="P102"><text:a xlink:type="simple" xlink:href="#__RefHeading___Toc16729_5267037481" text:style-name="Index_20_Link" text:visited-style-name="Index_20_Link">1.8. v3.2.102a<text:tab/>11</text:a></text:p>
          <text:p text:style-name="P102"><text:a xlink:type="simple" xlink:href="#__RefHeading___Toc32902_519805004" text:style-name="Index_20_Link" text:visited-style-name="Index_20_Link">1.9. v3.2.103<text:tab/>12</text:a></text:p>
          <text:p text:style-name="P102"><text:a xlink:type="simple" xlink:href="#__RefHeading___Toc74958_588639221" text:style-name="Index_20_Link" text:visited-style-name="Index_20_Link">1.10. v3.2.104<text:tab/>13</text:a></text:p>
          <text:p text:style-name="P102"><text:a xlink:type="simple" xlink:href="#__RefHeading___Toc30263_3439170243" text:style-name="Index_20_Link" text:visited-style-name="Index_20_Link">1.11. v3.2.104.1<text:tab/>14</text:a></text:p>
          <text:p text:style-name="P102"><text:a xlink:type="simple" xlink:href="#__RefHeading___Toc28723_1470059864" text:style-name="Index_20_Link" text:visited-style-name="Index_20_Link">1.12. v3.2.105<text:tab/>15</text:a></text:p>
          <text:p text:style-name="P102"><text:a xlink:type="simple" xlink:href="#__RefHeading___Toc78940_1512682159" text:style-name="Index_20_Link" text:visited-style-name="Index_20_Link">1.13. v3.2.106<text:tab/>16</text:a></text:p>
        </text:index-body>
      </text:table-of-content>
      <text:p text:style-name="P5"/>
      <text:list xml:id="list155309933850647" text:continue-numbering="true" text:style-name="Outline">
        <text:list-item>
          <text:h text:style-name="P14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446259315" text:style-name="L1">
        <text:list-item>
          <text:p text:style-name="P15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6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6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6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6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6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6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53332611" text:style-name="L8">
        <text:list-item>
          <text:p text:style-name="P105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0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6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55310778800702" text:continue-list="list155309933850647" text:style-name="Outline">
        <text:list-item>
          <text:list>
            <text:list-item>
              <text:h text:style-name="P145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55311303808981" text:continue-list="list3446259315" text:style-name="L1">
        <text:list-item>
          <text:p text:style-name="P15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5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61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55311432704046" text:continue-list="list155310778800702" text:style-name="Outline">
        <text:list-item>
          <text:list>
            <text:list-item>
              <text:h text:style-name="P146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55309727658529" text:continue-list="list155311303808981" text:style-name="L1">
        <text:list-item>
          <text:p text:style-name="P15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58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58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58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58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58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55309638433263" text:continue-list="list155311432704046" text:style-name="Outline">
        <text:list-item>
          <text:list>
            <text:list-item>
              <text:h text:style-name="P147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217580896" text:style-name="L10">
        <text:list-item>
          <text:p text:style-name="P10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0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0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0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0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0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0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0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0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0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0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0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0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0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0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0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0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55311391824457" text:continue-list="list155309638433263" text:style-name="Outline">
        <text:list-item>
          <text:list>
            <text:list-item>
              <text:h text:style-name="P148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55311076252222" text:continue-list="list217580896" text:style-name="L10">
        <text:list-item>
          <text:p text:style-name="P107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0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155309486247338" text:continue-list="list155311391824457" text:style-name="Outline">
        <text:list-item>
          <text:list>
            <text:list-item>
              <text:h text:style-name="P149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55310179304122" text:continue-list="list155311076252222" text:style-name="L10">
        <text:list-item>
          <text:p text:style-name="P10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155309868406963" text:continue-list="list155309486247338" text:style-name="Outline">
        <text:list-item>
          <text:list>
            <text:list-item>
              <text:h text:style-name="P15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55310317484244" text:continue-list="list155310179304122" text:style-name="L10">
        <text:list-item>
          <text:p text:style-name="P10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0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0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0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0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0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0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0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2050141672" text:style-name="L11">
        <text:list-item>
          <text:p text:style-name="P118">Canvis realitzats a nivell de BBDD:</text:p>
          <text:list>
            <text:list-item>
              <text:p text:style-name="P119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20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21"><text:span text:style-name="T36">Script de modificació per aplicar els canvis</text:span>:</text:p>
        </text:list-item>
      </text:list>
      <text:list xml:id="list1580791264" text:style-name="L12">
        <text:list-item>
          <text:p text:style-name="P122">helium_update_3.2.102.sql</text:p>
        </text:list-item>
      </text:list>
      <text:p text:style-name="P16"/>
      <text:p text:style-name="P33">Propietats globals: </text:p>
      <text:p text:style-name="P33"/>
      <text:list xml:id="list1722887640" text:style-name="L13">
        <text:list-item>
          <text:p text:style-name="P129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3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3"># <text:tab/>Integració amb NOTIB <text:s text:c="2"/>#</text:p>
            <text:p text:style-name="P93">##############################</text:p>
            <text:p text:style-name="P92"><text:span text:style-name="T26">app.notificacio.plugin.class=</text:span><text:span text:style-name="T32">net.conselldemallorca.helium.integracio.plugins.notificacio.NotificacioPluginNotib</text:span></text:p>
            <text:p text:style-name="P92"><text:span text:style-name="T26">app.notificacio.plugin.url=</text:span><text:span text:style-name="T32">http://localhost:8180/notib</text:span></text:p>
            <text:p text:style-name="P92"><text:span text:style-name="T26">app.notificacio.plugin.username=</text:span><text:span text:style-name="T32">helapp</text:span></text:p>
            <text:p text:style-name="P24"><text:span text:style-name="T26">app.notificacio.plugin.password=</text:span><text:span text:style-name="T32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155310523819907" text:continue-list="list155309868406963" text:style-name="Outline">
        <text:list-item>
          <text:list>
            <text:list-item>
              <text:h text:style-name="P151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7">22</text:span>/<text:span text:style-name="T24">02</text:span>/201<text:span text:style-name="T24">9</text:span></text:p>
      <text:p text:style-name="P46">Resum: </text:p>
      <text:p text:style-name="P46"><text:tab/><text:span text:style-name="T37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55311129372413" text:continue-list="list155310317484244" text:style-name="L10">
        <text:list-item>
          <text:p text:style-name="P110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50437808" text:style-name="L14">
        <text:list-item>
          <text:p text:style-name="P123">Sense canvis</text:p>
        </text:list-item>
      </text:list>
      <text:p text:style-name="P17"/>
      <text:p text:style-name="P34">Propietats globals: </text:p>
      <text:p text:style-name="P34"/>
      <text:list xml:id="list1794843806" text:style-name="L15">
        <text:list-item>
          <text:p text:style-name="P138"><text:span text:style-name="T29">S</text:span><text:span text:style-name="T28">ense canvis</text:span></text:p>
        </text:list-item>
      </text:list>
      <text:p text:style-name="P97"/>
      <text:list xml:id="list155311062454968" text:continue-list="list155310523819907" text:style-name="Outline">
        <text:list-item>
          <text:list>
            <text:list-item>
              <text:h text:style-name="P152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7">26</text:span>/<text:span text:style-name="T24">02</text:span>/201<text:span text:style-name="T24">9</text:span></text:p>
      <text:p text:style-name="P47">Resum: </text:p>
      <text:p text:style-name="P47"><text:tab/><text:span text:style-name="T38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55310731873572" text:continue-list="list155311129372413" text:style-name="L10">
        <text:list-item>
          <text:p text:style-name="P11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1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1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1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1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1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1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1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2919402994" text:style-name="L16">
        <text:list-item>
          <text:p text:style-name="P124">Sense canvis</text:p>
        </text:list-item>
      </text:list>
      <text:p text:style-name="P18"/>
      <text:p text:style-name="P35">Propietats globals: </text:p>
      <text:p text:style-name="P35"/>
      <text:list xml:id="list1490659414" text:style-name="L17">
        <text:list-item>
          <text:p text:style-name="P131"><text:span text:style-name="T34">S</text:span>ense canvis</text:p>
        </text:list-item>
      </text:list>
      <text:p text:style-name="P97"/>
      <text:list xml:id="list155311236682849" text:continue-list="list155311062454968" text:style-name="Outline">
        <text:list-item>
          <text:list>
            <text:list-item>
              <text:h text:style-name="P153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39">21</text:span>/<text:span text:style-name="T39">03</text:span>/201<text:span text:style-name="T24">9</text:span></text:p>
      <text:p text:style-name="P48">Resum: </text:p>
      <text:p text:style-name="P48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55310558065440" text:continue-list="list155310731873572" text:style-name="L10">
        <text:list-item>
          <text:p text:style-name="P11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12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1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1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1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1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1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1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1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3874988456" text:style-name="L18">
        <text:list-item>
          <text:p text:style-name="P125">Sense canvis</text:p>
        </text:list-item>
      </text:list>
      <text:p text:style-name="P19"/>
      <text:p text:style-name="P36">Propietats globals: </text:p>
      <text:p text:style-name="P36"/>
      <text:list xml:id="list803653341" text:style-name="L19">
        <text:list-item>
          <text:p text:style-name="P132"><text:span text:style-name="T34">S</text:span>ense canvis</text:p>
        </text:list-item>
      </text:list>
      <text:p text:style-name="P98"/>
      <text:list xml:id="list155309897954418" text:continue-list="list155311236682849" text:style-name="Outline">
        <text:list-item>
          <text:list>
            <text:list-item>
              <text:h text:style-name="P154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39">28</text:span>/<text:span text:style-name="T39">03</text:span>/201<text:span text:style-name="T24">9</text:span></text:p>
      <text:p text:style-name="P49">Resum: </text:p>
      <text:p text:style-name="P49"><text:tab/><text:span text:style-name="T41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55311187281809" text:continue-list="list155310558065440" text:style-name="L10">
        <text:list-item>
          <text:p text:style-name="P113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2440825301" text:style-name="L20">
        <text:list-item>
          <text:p text:style-name="P126">Sense canvis</text:p>
        </text:list-item>
      </text:list>
      <text:p text:style-name="P20"/>
      <text:p text:style-name="P37">Propietats globals: </text:p>
      <text:p text:style-name="P37"/>
      <text:list xml:id="list4070415770" text:style-name="L21">
        <text:list-item>
          <text:p text:style-name="P133"><text:span text:style-name="T34">S</text:span>ense canvis</text:p>
        </text:list-item>
      </text:list>
      <text:p text:style-name="P99"/>
      <text:list xml:id="list155310053087907" text:continue-list="list155309897954418" text:style-name="Outline">
        <text:list-item>
          <text:list>
            <text:list-item>
              <text:h text:style-name="P15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2">12</text:span>/<text:span text:style-name="T42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55311339659065" text:continue-list="list155311187281809" text:style-name="L10">
        <text:list-item>
          <text:p text:style-name="P114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1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1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1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1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1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1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2332204142" text:style-name="L22">
        <text:list-item>
          <text:p text:style-name="P127">Sense canvis</text:p>
        </text:list-item>
      </text:list>
      <text:p text:style-name="P21"/>
      <text:p text:style-name="P38">Propietats globals: </text:p>
      <text:p text:style-name="P38"/>
      <text:list xml:id="list1005598873" text:style-name="L23">
        <text:list-item>
          <text:p text:style-name="P134"><text:span text:style-name="T34">S</text:span>ense canvis</text:p>
        </text:list-item>
      </text:list>
      <text:list xml:id="list155310090341115" text:continue-list="list155310053087907" text:style-name="Outline">
        <text:list-item>
          <text:list>
            <text:list-item>
              <text:h text:style-name="P156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49">10</text:span>/<text:span text:style-name="T43">07</text:span>/201<text:span text:style-name="T24">9</text:span></text:p>
      <text:p text:style-name="P51">Resum: <text:span text:style-name="T48">Adaptació a la nova interfície del NOTIB i possibilitat de notificar documents amb manteniment d'interessats a través de la interfície gràcica</text:span>.<text:span text:style-name="T4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55311536453390" text:continue-list="list155311339659065" text:style-name="L10">
        <text:list-item>
          <text:p text:style-name="P11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1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1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1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1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1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1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1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1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1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1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1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1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1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1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1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1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1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1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15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1535374541" text:style-name="L24">
        <text:list-item>
          <text:p text:style-name="P128">Nova taula per guardar la informació dels interessats per a les notificacions amb el Notib</text:p>
          <text:list>
            <text:list-item>
              <text:p text:style-name="P12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7">-- #1253 Notificar un document a través de la interfície de Helium</text:p>
            <text:p text:style-name="P139">-- Nova taula per a la informació dels interessats</text:p>
            <text:p text:style-name="P95"/>
            <text:p text:style-name="P92"><text:span text:style-name="T45">CREATE</text:span><text:span text:style-name="T30"> </text:span><text:span text:style-name="T45">TABLE</text:span><text:span text:style-name="T30"> HEL_INTERESSAT</text:span></text:p>
            <text:p text:style-name="P96">(</text:p>
            <text:p text:style-name="P92"><text:span text:style-name="T30"><text:tab/>ID<text:tab/><text:tab/><text:tab/><text:tab/><text:tab/>NUMBER(19) <text:s text:c="14"/>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CODI <text:s text:c="15"/>VARCHAR2(64 </text:span><text:span text:style-name="T45">CHAR</text:span><text:span text:style-name="T30">) <text:s text:c="7"/></text:span><text:span text:style-name="T45">NOT</text:span><text:span text:style-name="T30"> </text:span><text:span text:style-name="T46">NULL</text:span><text:span text:style-name="T30">,</text:span></text:p>
            <text:p text:style-name="P92"><text:soft-page-break/><text:span text:style-name="T30"><text:tab/>NIF<text:tab/><text:tab/><text:tab/><text:tab/><text:tab/>VARCHAR2(9 </text:span><text:span text:style-name="T45">CHAR</text:span><text:span text:style-name="T30">)<text:tab/><text:tab/> 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NOM<text:tab/><text:tab/><text:tab/><text:tab/><text:tab/>VARCHAR2(255 </text:span><text:span text:style-name="T45">CHAR</text:span><text:span text:style-name="T30">) <text:tab/><text:tab/> 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LLINATGE1<text:tab/><text:tab/><text:tab/>VARCHAR2(255 </text:span><text:span text:style-name="T45">CHAR</text:span><text:span text:style-name="T30">),</text:span></text:p>
            <text:p text:style-name="P92"><text:span text:style-name="T30"><text:tab/>LLINATGE2<text:tab/><text:tab/><text:tab/>VARCHAR2(255 </text:span><text:span text:style-name="T45">CHAR</text:span><text:span text:style-name="T30">),</text:span></text:p>
            <text:p text:style-name="P96"><text:tab/>TIPUS<text:tab/><text:tab/><text:tab/><text:tab/>NUMBER(10),</text:p>
            <text:p text:style-name="P92"><text:span text:style-name="T30"><text:tab/>EMAIL<text:tab/><text:tab/><text:tab/><text:tab/>VARCHAR2(255 </text:span><text:span text:style-name="T45">CHAR</text:span><text:span text:style-name="T30">),</text:span></text:p>
            <text:p text:style-name="P92"><text:span text:style-name="T30"><text:tab/>TELEFON<text:tab/><text:tab/><text:tab/><text:tab/>VARCHAR2(16 </text:span><text:span text:style-name="T45">CHAR</text:span><text:span text:style-name="T30">),</text:span></text:p>
            <text:p text:style-name="P96"><text:tab/>EXPEDIENT_ID <text:s/><text:tab/><text:tab/>NUMBER(19)</text:p>
            <text:p text:style-name="P96">);</text:p>
            <text:p text:style-name="P95"/>
            <text:p text:style-name="P92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(</text:span></text:p>
            <text:p text:style-name="P92"><text:span text:style-name="T30"><text:s text:c="2"/></text:span><text:span text:style-name="T45">CONSTRAINT</text:span><text:span text:style-name="T30"> HEL_EXPEDIENT_INTERESSAT_FK </text:span><text:span text:style-name="T45">FOREIGN</text:span><text:span text:style-name="T30"> </text:span><text:span text:style-name="T45">KEY</text:span><text:span text:style-name="T30"> (EXPEDIENT_ID) </text:span></text:p>
            <text:p text:style-name="P92"><text:span text:style-name="T30"><text:s/></text:span><text:span text:style-name="T45">REFERENCES</text:span><text:span text:style-name="T30"> HEL_EXPEDIENT (ID));</text:span></text:p>
            <text:p text:style-name="P96"><text:s/></text:p>
            <text:p text:style-name="P92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</text:span><text:span text:style-name="T45">CONSTRAINT</text:span><text:span text:style-name="T30"> HEL_INTERESSAT_PK </text:span><text:span text:style-name="T45">PRIMARY</text:span><text:span text:style-name="T30"> </text:span><text:span text:style-name="T45">KEY</text:span><text:span text:style-name="T30"> (ID);</text:span></text:p>
            <text:p text:style-name="P95"/>
            <text:p text:style-name="P92"><text:span text:style-name="T45">CREATE</text:span><text:span text:style-name="T30"> </text:span><text:span text:style-name="T45">INDEX</text:span><text:span text:style-name="T30"> HEL_INTERESSAT_EXPEDIENT_ID_I </text:span><text:span text:style-name="T45">ON</text:span><text:span text:style-name="T30"> HEL_INTERESSAT </text:span></text:p>
            <text:p text:style-name="P96">(EXPEDIENT_ID);</text:p>
            <text:p text:style-name="P95"/>
            <text:p text:style-name="P96"><text:s/><text:tab/></text:p>
            <text:p text:style-name="P139">-- Permisos</text:p>
            <text:p text:style-name="P74"><text:span text:style-name="T47">GRANT </text:span><text:span text:style-name="T45">SELECT</text:span><text:span text:style-name="T47">, </text:span><text:span text:style-name="T45">UPDATE</text:span><text:span text:style-name="T47">, </text:span><text:span text:style-name="T45">INSERT</text:span><text:span text:style-name="T47">, </text:span><text:span text:style-name="T45">DELETE</text:span><text:span text:style-name="T47"> </text:span><text:span text:style-name="T45">ON</text:span><text:span text:style-name="T47"> HEL_INTERESSAT TO WWW_HELIUM;</text:span></text:p>
          </table:table-cell>
        </table:table-row>
      </table:table>
      <text:p text:style-name="P104"/>
      <text:p text:style-name="P22"/>
      <text:p text:style-name="P39">Propietats globals: </text:p>
      <text:p text:style-name="P39"/>
      <text:list xml:id="list3585407591" text:style-name="L25">
        <text:list-item>
          <text:p text:style-name="P13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4"># PROPERTIES AFEGIDES #</text:p>
            <text:p text:style-name="P94"># ################### #</text:p>
            <text:p text:style-name="P95"/>
            <text:p text:style-name="P94">#1304 Alta de documents adjunts firmats</text:p>
            <text:p text:style-name="P95"/>
            <text:p text:style-name="P96"><text:s/></text:p>
            <text:p text:style-name="P94"># ###</text:p>
            <text:p text:style-name="P94"># Plugin de validacio de firmes</text:p>
            <text:p text:style-name="P94"># ###</text:p>
            <text:p text:style-name="P92"><text:span text:style-name="T30">app.validatesignature.plugin.class=</text:span><text:span text:style-name="T33">org.fundaciobit.plugins.validatesignature.afirmacxf.AfirmaCxfValidateSignaturePlugin</text:span></text:p>
            <text:p text:style-name="P95"/>
            <text:p text:style-name="P94"># AfirmaCxfValidateSignaturePlugin</text:p>
            <text:p text:style-name="P92"><text:span text:style-name="T30">app.plugins.validatesignature.afirmacxf.applicationID=</text:span><text:span text:style-name="T33">CAIBDEV.RIPEA</text:span></text:p>
            <text:p text:style-name="P92"><text:span text:style-name="T30">app.plugins.validatesignature.afirmacxf.ignoreservercertificates=</text:span><text:span text:style-name="T33">true</text:span></text:p>
            <text:p text:style-name="P92"><text:span text:style-name="T30">app.plugins.validatesignature.afirmacxf.TransformersTemplatesPath=</text:span><text:span text:style-name="T33">/opt/helium/afirma/transformers</text:span></text:p>
            <text:p text:style-name="P92"><text:span text:style-name="T30">app.plugins.validatesignature.afirmacxf.endpoint=</text:span><text:span text:style-name="T33">https://afirmades.caib.es:4430/afirmaws/services/DSSAfirmaVerify</text:span></text:p>
            <text:p text:style-name="P92"><text:span text:style-name="T30">app.plugins.validatesignature.afirmacxf.authorization.ks.path=</text:span><text:span text:style-name="T33">/opt/helium/afirma/dgdt_proves.jks</text:span></text:p>
            <text:p text:style-name="P92"><text:span text:style-name="T30">app.plugins.validatesignature.afirmacxf.authorization.ks.type=</text:span><text:span text:style-name="T33">JKS</text:span></text:p>
            <text:p text:style-name="P96">app.plugins.validatesignature.afirmacxf.authorization.ks.password=</text:p>
            <text:p text:style-name="P92"><text:span text:style-name="T30">app.plugins.validatesignature.afirmacxf.authorization.ks.cert.alias=</text:span><text:span text:style-name="T33">preprod-dgdt</text:span></text:p>
            <text:p text:style-name="P92"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0"/>
      <text:p text:style-name="P101"><text:soft-page-break/>Altres:</text:p>
      <text:list xml:id="list1774776522" text:style-name="L26">
        <text:list-item>
          <text:p text:style-name="P136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41"><text:span text:style-name="T47">app.plugins.validatesignature.afirmacxf.TransformersTemplatesPath=</text:span><text:span text:style-name="T33">/opt/helium/afirma/transformers</text:span></text:p>
            <text:p text:style-name="P141"><text:span text:style-name="T47">app.plugins.validatesignature.afirmacxf.authorization.ks.path=</text:span><text:span text:style-name="T33">/opt/helium/afirma/dgdt_proves.jks</text:span></text:p>
          </table:table-cell>
        </table:table-row>
      </table:table>
      <text:p text:style-name="P101"/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10T15:53:09.231999870">10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1H50M41S</meta:editing-duration>
    <meta:editing-cycles>50</meta:editing-cycles>
    <meta:generator>LibreOffice/6.0.1.1$Windows_x86 LibreOffice_project/60bfb1526849283ce2491346ed2aa51c465abfe6</meta:generator>
    <dc:date>2019-07-10T15:53:08.830000000</dc:date>
    <meta:document-statistic meta:table-count="11" meta:image-count="0" meta:object-count="0" meta:page-count="18" meta:paragraph-count="338" meta:word-count="2029" meta:character-count="14325" meta:non-whitespace-character-count="12554"/>
  </office:meta>
</office:document-meta>
</file>